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9e17" officeooo:paragraph-rsid="00199e17"/>
    </style:style>
    <style:style style:name="P2" style:family="paragraph" style:parent-style-name="Standard">
      <style:paragraph-properties fo:text-align="start" style:justify-single-word="false"/>
      <style:text-properties officeooo:rsid="00199e17" officeooo:paragraph-rsid="001b1cca"/>
    </style:style>
    <style:style style:name="P3" style:family="paragraph" style:parent-style-name="Standard">
      <style:paragraph-properties fo:text-align="start" style:justify-single-word="false"/>
      <style:text-properties officeooo:rsid="001b1cca" officeooo:paragraph-rsid="001b1cca"/>
    </style:style>
    <style:style style:name="P4" style:family="paragraph" style:parent-style-name="Standard" style:master-page-name="First_20_Page">
      <style:paragraph-properties fo:text-align="center" style:justify-single-word="false" style:page-number="auto"/>
      <style:text-properties fo:font-size="16pt" officeooo:rsid="00199e17" officeooo:paragraph-rsid="00199e17" style:font-size-asian="16pt" style:font-size-complex="16pt"/>
    </style:style>
    <style:style style:name="T1" style:family="text">
      <style:text-properties officeooo:rsid="001a4c4d"/>
    </style:style>
    <style:style style:name="T2" style:family="text">
      <style:text-properties officeooo:rsid="001c71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MI and UDP Coursework</text:p>
      <text:p text:style-name="P1">Thomas Nugent (<text:span text:style-name="T2">tn1115</text:span>) &amp; Mikkel Jordahn (mj2214)</text:p>
      <text:p text:style-name="P1"/>
      <text:p text:style-name="P2">For UDP there may be two reasons for message loss. One reason is that noise may distort packets when send, and thus destroy the packet, so that it never reaches its destination. The other reason that UDP may have message loss is because the client does not care whether or not the server is receiving. The server has a receive buffer, which will hold messages if the server is not listening at the time the messages are sent. <text:span text:style-name="T1">If the client however, sends more messages than the buffer can hold, <text:s/>before the server can receive them, the messages that exceed the buffer will then be dropped and lost. In RMI on the other hand, messages are not lost, because TCP is used in this case. This means that the client is waiting to receive back a “Received message” reply from the server. If it doesn’t receive this, the client will then resend the same message.</text:span></text:p>
      <text:p text:style-name="P2"/>
      <text:p text:style-name="P2"><text:span text:style-name="T1">Generally speaking, the only issue we encountered was that the receiving buffer was filled, and therefore could not receive any more messages. As can be seen in the screenshots below, it was typically somewhere after 300 messages that the buffer was filled, and from then on, the rest of the messages were dropped. Sending messages within the lab, it appears that the internet connections are too fast, and therefore no messages were dropped.</text:span></text:p>
      <text:p text:style-name="P2"/>
      <text:p text:style-name="P3">RMI is <text:span text:style-name="T2">incredibly more reliable than UDP. This is, as mentioned earlier, because RMI utilizes TCP, which means that should messages not be received by the server, then the client will resend the message. In addition, TCP also has a sequence number which is used to identify the order of the bytes when recei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4:34:14.331124169</meta:creation-date>
    <dc:date>2017-02-09T15:15:09.930012633</dc:date>
    <meta:editing-duration>PT5S</meta:editing-duration>
    <meta:editing-cycles>1</meta:editing-cycles>
    <meta:document-statistic meta:table-count="0" meta:image-count="0" meta:object-count="0" meta:page-count="1" meta:paragraph-count="5" meta:word-count="293" meta:character-count="1676" meta:non-whitespace-character-count="1387"/>
    <meta:generator>LibreOffice/5.1.4.2$Linux_X86_64 LibreOffice_project/10m0$Build-2</meta:generator>
  </office:meta>
</office:document-meta>
</file>